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6b705" officeooo:paragraph-rsid="0016b705"/>
    </style:style>
    <style:style style:name="T1" style:family="text">
      <style:text-properties officeooo:rsid="001835f7"/>
    </style:style>
    <style:style style:name="T2" style:family="text">
      <style:text-properties officeooo:rsid="001921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mañana,</text:p>
      <text:p text:style-name="P1"/>
      <text:p text:style-name="P1">1. Propuesta de software $10M, <text:span text:style-name="T1">un pago para éste caso, pero cada vez que se incorpore un módulo, deben pagar aparte, </text:span><text:span text:style-name="T2">valores adicionales por cada implementación adicional.</text:span></text:p>
      <text:p text:style-name="P1">2. Pozo 1: $ 3500 incluye diseño tarjeta, panel 2, baterias, instalación</text:p>
      <text:p text:style-name="P1">3. Pozo 2: $ 8000 Revisión sensor de caudal, diseño sistema adquisición de datos, baterias, sensor de presión, sistema de adquisición de datos de sensor de presión</text:p>
      <text:p text:style-name="P1">4. Diseño sistema de comunicaciones central, $2000</text:p>
      <text:p text:style-name="P1"/>
      <text:p text:style-name="P1">Descripción, lo que incluye: puesta a punto del sistema</text:p>
      <text:p text:style-name="P1">comunicación con la plataforma</text:p>
      <text:p text:style-name="P1"/>
      <text:p text:style-name="P1">lo que no incluye: calibración de los medidor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2T23:31:28.894797365</meta:creation-date>
    <dc:date>2026-03-02T23:44:44.766195269</dc:date>
    <meta:editing-duration>PT2M51S</meta:editing-duration>
    <meta:editing-cycles>2</meta:editing-cycles>
    <meta:generator>LibreOffice/26.2.1.2$Linux_X86_64 LibreOffice_project/620$Build-2</meta:generator>
    <meta:document-statistic meta:table-count="0" meta:image-count="0" meta:object-count="0" meta:page-count="1" meta:paragraph-count="8" meta:word-count="96" meta:character-count="600" meta:non-whitespace-character-count="512"/>
  </office:meta>
</office:document-meta>
</file>